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2" style:family="paragraph" style:parent-style-name="Text_20_body" style:list-style-name="L3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3" style:family="paragraph" style:parent-style-name="Text_20_body" style:list-style-name="L4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4" style:family="paragraph" style:parent-style-name="Text_20_body" style:list-style-name="L5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5" style:family="paragraph" style:parent-style-name="Text_20_body" style:list-style-name="L6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6" style:family="paragraph" style:parent-style-name="Text_20_body" style:list-style-name="L7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7" style:family="paragraph" style:parent-style-name="Text_20_body" style:list-style-name="L8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8" style:family="paragraph" style:parent-style-name="Text_20_body" style:list-style-name="L2">
      <style:paragraph-properties style:line-height-at-least="0.2291in" fo:widows="1"/>
    </style:style>
    <style:style style:name="P9" style:family="paragraph" style:parent-style-name="Text_20_body">
      <style:paragraph-properties fo:margin-left="0in" fo:margin-right="0in" style:line-height-at-least="0.2291in" fo:widows="1" fo:text-indent="0in" style:auto-text-indent="false"/>
    </style:style>
    <style:style style:name="P10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 fo:font-weight="bold"/>
    </style:style>
    <style:style style:name="P11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2" style:family="paragraph" style:parent-style-name="Text_20_body" style:list-style-name="L1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3" style:family="paragraph" style:parent-style-name="Text_20_body" style:list-style-name="L2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4" style:family="paragraph" style:parent-style-name="Text_20_body" style:list-style-name="L3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5" style:family="paragraph" style:parent-style-name="Text_20_body" style:list-style-name="L4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6" style:family="paragraph" style:parent-style-name="Text_20_body" style:list-style-name="L5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7" style:family="paragraph" style:parent-style-name="Text_20_body" style:list-style-name="L6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8" style:family="paragraph" style:parent-style-name="Text_20_body" style:list-style-name="L7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9" style:family="paragraph" style:parent-style-name="Heading_20_4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/>
    </style:style>
    <style:style style:name="P20" style:family="paragraph" style:parent-style-name="Heading_20_3">
      <style:text-properties fo:font-variant="normal" fo:text-transform="none" fo:color="#000000" style:font-name="Helvetica Neue" fo:letter-spacing="normal" fo:font-style="normal"/>
    </style:style>
    <style:style style:name="P21" style:family="paragraph" style:parent-style-name="Heading_20_3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letter-spacing="normal" fo:font-style="normal"/>
    </style:style>
    <style:style style:name="T1" style:family="text"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T2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3">MINIMUM SPANNING TREES STUDY GUIDE</text:h>
      <text:p text:style-name="P9"/>
      <text:p text:style-name="P10">Definition of edge-weighted graph and MST.</text:p>
      <text:list xml:id="list913146419540508841" text:style-name="L1">
        <text:list-item>
          <text:p text:style-name="P12">What is a spanning tree?</text:p>
        </text:list-item>
        <text:list-item>
          <text:p text:style-name="P12">What is a minimum spanning tree?</text:p>
        </text:list-item>
        <text:list-item>
          <text:p text:style-name="P12">How many edges are in a (minimum) spanning tree of a graph with V vertices?</text:p>
        </text:list-item>
        <text:list-item>
          <text:p text:style-name="P1">Why do we make the simplifying assumptions that the graph is connected and the edge weights are distinct?</text:p>
        </text:list-item>
      </text:list>
      <text:p text:style-name="P10">Cuts.</text:p>
      <text:list xml:id="list4105665218960699141" text:style-name="L2">
        <text:list-item>
          <text:p text:style-name="P13">What is a cut?</text:p>
        </text:list-item>
        <text:list-item>
          <text:p text:style-name="P13">How many cuts are there for a graph with V vertices?</text:p>
        </text:list-item>
        <text:list-item>
          <text:p text:style-name="P8"><text:span text:style-name="T1">Cut property: given a cut, the crossing edge of minimum weight belongs to the MST. </text:span><text:span text:style-name="Emphasis"><text:span text:style-name="T1">This is the most important point of this lecture</text:span></text:span><text:span text:style-name="T1">, and you should be very familiar with the proof.</text:span></text:p>
        </text:list-item>
      </text:list>
      <text:p text:style-name="P11"><text:span text:style-name="T2">Manually performing Kruskal's and Prim's algorithms.</text:span> These are easy and you should be able to do them even under the influence of powerful sedatives.</text:p>
      <text:p text:style-name="P10">Why Kruskal's and Prim's algorithms work.</text:p>
      <text:list xml:id="list1272596160079388661" text:style-name="L3">
        <text:list-item>
          <text:p text:style-name="P14">Kruskal's algorithm is a special case of the generic greedy algorithm.</text:p>
        </text:list-item>
        <text:list-item>
          <text:p text:style-name="P2">Prim's algorithm is a special case of the generic greedy algorithm.</text:p>
        </text:list-item>
      </text:list>
      <text:p text:style-name="P10">Implementing Kruskal's and Prim's algorithms.</text:p>
      <text:list xml:id="list2397367420064888456" text:style-name="L4">
        <text:list-item>
          <text:p text:style-name="P15">What sort of data do we track in Kruskal's algorithm, and what data structures do we use to track this data?</text:p>
        </text:list-item>
        <text:list-item>
          <text:p text:style-name="P15">What is the running time for typical implementations of these data structures?</text:p>
        </text:list-item>
        <text:list-item>
          <text:p text:style-name="P15">What sort of data do we track in Lazy Prim's algorithm, and what data structures do we use to track this data?</text:p>
        </text:list-item>
        <text:list-item>
          <text:p text:style-name="P15">What is the running time for typical implementations of these data structures?</text:p>
        </text:list-item>
        <text:list-item>
          <text:p text:style-name="P15">For Eager Prim's, why do we track vertices instead of edges? What does this do to our space requirements?</text:p>
        </text:list-item>
        <text:list-item>
          <text:p text:style-name="P15">What is the special data structure that we use to track vertices and their best known distance?</text:p>
        </text:list-item>
        <text:list-item>
          <text:p text:style-name="P3">How do we change the priority of a vertex using this special data structure (you should be able to give an example of a method call)?</text:p>
        </text:list-item>
      </text:list>
      <text:h text:style-name="P21" text:outline-level="3">Recommended Problems</text:h>
      <text:h text:style-name="P19" text:outline-level="4">C level</text:h>
      <text:list xml:id="list1471624261562740896" text:style-name="L5">
        <text:list-item>
          <text:p text:style-name="P16">Spring 08 Final, #2a, #2b</text:p>
        </text:list-item>
        <text:list-item>
          <text:p text:style-name="P16">Fall 08 Final, #2a, #2b</text:p>
        </text:list-item>
        <text:list-item>
          <text:p text:style-name="P16"><text:soft-page-break/>Fall 09 Final, #1b</text:p>
        </text:list-item>
        <text:list-item>
          <text:p text:style-name="P16">Fall 09 Final, #3a, #3c</text:p>
        </text:list-item>
        <text:list-item>
          <text:p text:style-name="P16">Fall 10 Final, #4a, #4b</text:p>
        </text:list-item>
        <text:list-item>
          <text:p text:style-name="P16">Fall 10 Final, #3a, #3b</text:p>
        </text:list-item>
        <text:list-item>
          <text:p text:style-name="P16">Spring 12 Final, #4a, #4b</text:p>
        </text:list-item>
        <text:list-item>
          <text:p text:style-name="P4">Would Kruskal's or Prim's algorithm work with edge-weighted digraphs?</text:p>
        </text:list-item>
      </text:list>
      <text:h text:style-name="P19" text:outline-level="4">B level</text:h>
      <text:list xml:id="list9076392322381370282" text:style-name="L6">
        <text:list-item>
          <text:p text:style-name="P17">Fall 09 Final, #3b</text:p>
        </text:list-item>
        <text:list-item>
          <text:p text:style-name="P17">Fall 12 Final, #4a, #4b, #4c, #4d</text:p>
        </text:list-item>
        <text:list-item>
          <text:p text:style-name="P17">Textbook 4.3.8 - this is a particularly handy concept!</text:p>
        </text:list-item>
        <text:list-item>
          <text:p text:style-name="P17">Textbook 4.3.12</text:p>
        </text:list-item>
        <text:list-item>
          <text:p text:style-name="P17">Textbook 4.3.13</text:p>
        </text:list-item>
        <text:list-item>
          <text:p text:style-name="P17">Textbook 4.3.20</text:p>
        </text:list-item>
        <text:list-item>
          <text:p text:style-name="P17">True or False: Given any two components that are generated as Kruskal's algorithm is running (but before it has completed), the smallest edge connecting those two components is part of the MST.</text:p>
        </text:list-item>
        <text:list-item>
          <text:p text:style-name="P5">Textbook 4.3.19 - to be clear, for each vertex v, we maintain edgeTo[v] and distTo[v] and to find the nontree vertex with the smallest distTo[], we scan through the entire distTo[] array.</text:p>
        </text:list-item>
      </text:list>
      <text:h text:style-name="P19" text:outline-level="4">A level</text:h>
      <text:list xml:id="list8709384204392786875" text:style-name="L7">
        <text:list-item>
          <text:p text:style-name="P18">Spring 08 Final, #3</text:p>
        </text:list-item>
        <text:list-item>
          <text:p text:style-name="P18">Fall 09 Final, #3d</text:p>
        </text:list-item>
        <text:list-item>
          <text:p text:style-name="P6">Textbook 4.3.26</text:p>
        </text:list-item>
      </text:list>
      <text:h text:style-name="P19" text:outline-level="4">Just for fun</text:h>
      <text:list xml:id="list6775410781508210046" text:style-name="L8">
        <text:list-item>
          <text:p text:style-name="P7">Figure out if Kruskal's, Prim's Lazy, or Prim's Eager algorithm are faster on "typical" graphs. Use the code from the booksit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4.3.5.2$Windows_x86 LibreOffice_project/3a87456aaa6a95c63eea1c1b3201acedf0751bd5</meta:generator>
    <dc:date>2015-01-20T16:13:46.618000000</dc:date>
    <meta:document-statistic meta:table-count="0" meta:image-count="0" meta:object-count="0" meta:page-count="2" meta:paragraph-count="47" meta:word-count="501" meta:character-count="2689" meta:non-whitespace-character-count="2271"/>
    <meta:user-defined meta:name="Info 1"/>
    <meta:user-defined meta:name="Info 2"/>
    <meta:user-defined meta:name="Info 3"/>
    <meta:user-defined meta:name="Info 4"/>
  </office:meta>
</office:document-meta>
</file>